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30DD2EB48405758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8" style:family="table">
      <style:table-properties style:width="15.771cm" table:align="right" style:writing-mode="lr-tb"/>
    </style:style>
    <style:style style:name="Tabla8.A" style:family="table-column">
      <style:table-column-properties style:column-width="15.771cm"/>
    </style:style>
    <style:style style:name="Tabla8.A1" style:family="table-cell">
      <style:table-cell-properties fo:padding="0.097cm" fo:border="0.55pt solid #000080"/>
    </style:style>
    <style:style style:name="Tabla9" style:family="table">
      <style:table-properties style:width="15.771cm" table:align="right" style:writing-mode="lr-tb"/>
    </style:style>
    <style:style style:name="Tabla9.A" style:family="table-column">
      <style:table-column-properties style:column-width="15.771cm"/>
    </style:style>
    <style:style style:name="Tabla9.A1" style:family="table-cell">
      <style:table-cell-properties fo:padding="0.097cm" fo:border="0.55pt solid #000080"/>
    </style:style>
    <style:style style:name="Tabla10" style:family="table">
      <style:table-properties style:width="15.771cm" table:align="right" style:writing-mode="lr-tb"/>
    </style:style>
    <style:style style:name="Tabla10.A" style:family="table-column">
      <style:table-column-properties style:column-width="15.771cm"/>
    </style:style>
    <style:style style:name="Tabla10.A1" style:family="table-cell">
      <style:table-cell-properties fo:padding="0.097cm" fo:border="0.55pt solid #000080"/>
    </style:style>
    <style:style style:name="Tabla11" style:family="table">
      <style:table-properties style:width="15.771cm" table:align="right" style:writing-mode="lr-tb"/>
    </style:style>
    <style:style style:name="Tabla11.A" style:family="table-column">
      <style:table-column-properties style:column-width="15.771cm"/>
    </style:style>
    <style:style style:name="Tabla11.A1" style:family="table-cell">
      <style:table-cell-properties fo:padding="0.097cm" fo:border="0.55pt solid #000080"/>
    </style:style>
    <style:style style:name="Tabla12" style:family="table">
      <style:table-properties style:width="15.771cm" table:align="right" style:writing-mode="lr-tb"/>
    </style:style>
    <style:style style:name="Tabla12.A" style:family="table-column">
      <style:table-column-properties style:column-width="15.771cm"/>
    </style:style>
    <style:style style:name="Tabla12.A1" style:family="table-cell">
      <style:table-cell-properties fo:padding="0.097cm" fo:border="0.55pt solid #000080"/>
    </style:style>
    <style:style style:name="Tabla13" style:family="table">
      <style:table-properties style:width="15.771cm" table:align="right" style:writing-mode="lr-tb"/>
    </style:style>
    <style:style style:name="Tabla13.A" style:family="table-column">
      <style:table-column-properties style:column-width="15.771cm"/>
    </style:style>
    <style:style style:name="Tabla13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3a7d7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paragraph-rsid="0013a7d7"/>
    </style:style>
    <style:style style:name="P7" style:family="paragraph" style:parent-style-name="Text_20_body">
      <style:paragraph-properties fo:margin-left="0.794cm" fo:margin-right="0cm" fo:text-indent="0cm" style:auto-text-indent="false"/>
    </style:style>
    <style:style style:name="P8" style:family="paragraph" style:parent-style-name="Text_20_body">
      <style:paragraph-properties fo:margin-left="0.794cm" fo:margin-right="0cm" fo:text-indent="0cm" style:auto-text-indent="false"/>
      <style:text-properties officeooo:paragraph-rsid="0013a7d7"/>
    </style:style>
    <style:style style:name="P9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10" style:family="paragraph" style:parent-style-name="Table_20_Contents">
      <style:text-properties style:font-name="Ubuntu Mono" officeooo:paragraph-rsid="0013a7d7"/>
    </style:style>
    <style:style style:name="P11" style:family="paragraph" style:parent-style-name="Table_20_Contents">
      <style:text-properties style:font-name="Ubuntu Mono" officeooo:rsid="0013a7d7" officeooo:paragraph-rsid="0013a7d7"/>
    </style:style>
    <style:style style:name="P12" style:family="paragraph" style:parent-style-name="Table_20_Contents">
      <style:text-properties style:font-name="Ubuntu Mono" officeooo:paragraph-rsid="00154ef9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text-properties style:font-name="Arial" officeooo:paragraph-rsid="0013a7d7"/>
    </style:style>
    <style:style style:name="P16" style:family="paragraph" style:parent-style-name="Text_20_body">
      <style:text-properties style:font-name="Arial" officeooo:paragraph-rsid="00154ef9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>
      <style:paragraph-properties fo:margin-left="0.794cm" fo:margin-right="0cm" fo:text-indent="0cm" style:auto-text-indent="false"/>
      <style:text-properties style:font-name="Arial" officeooo:paragraph-rsid="0013a7d7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Heading_20_3">
      <style:text-properties style:font-name="Arial"/>
    </style:style>
    <style:style style:name="P23" style:family="paragraph" style:parent-style-name="Heading_20_2">
      <style:text-properties style:font-name="Arial"/>
    </style:style>
    <style:style style:name="P24" style:family="paragraph" style:parent-style-name="Heading_20_4">
      <style:text-properties fo:color="#800000"/>
    </style:style>
    <style:style style:name="P25" style:family="paragraph" style:parent-style-name="Heading_20_4">
      <style:text-properties fo:color="#800000" style:font-name="Arial"/>
    </style:style>
    <style:style style:name="P26" style:family="paragraph" style:parent-style-name="Heading_20_4">
      <style:paragraph-properties fo:margin-left="2.498cm" fo:margin-right="0cm" fo:text-indent="-1.524cm" style:auto-text-indent="false"/>
      <style:text-properties officeooo:paragraph-rsid="0013a7d7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9537d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b503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bold" officeooo:rsid="00154ef9" style:font-weight-asian="bold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officeooo:rsid="0019537d"/>
    </style:style>
    <style:style style:name="T12" style:family="text">
      <style:text-properties fo:color="#800000" style:font-name="Arial"/>
    </style:style>
    <style:style style:name="T13" style:family="text">
      <style:text-properties fo:color="#800000" style:font-name="Arial" fo:font-weight="bold" style:font-weight-asian="bold" style:font-weight-complex="bold"/>
    </style:style>
    <style:style style:name="T14" style:family="text">
      <style:text-properties fo:color="#800000" style:font-name="courier new" fo:font-weight="bold" style:font-weight-asian="bold" style:font-weight-complex="bold"/>
    </style:style>
    <style:style style:name="T15" style:family="text">
      <style:text-properties officeooo:rsid="000db8c5"/>
    </style:style>
    <style:style style:name="T16" style:family="text">
      <style:text-properties style:font-name="courier new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officeooo:rsid="001246b6"/>
    </style:style>
    <style:style style:name="T19" style:family="text">
      <style:text-properties officeooo:rsid="00154ef9"/>
    </style:style>
    <style:style style:name="T20" style:family="text">
      <style:text-properties officeooo:rsid="0019537d"/>
    </style:style>
    <style:style style:name="T21" style:family="text">
      <style:text-properties officeooo:rsid="001b503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4">UT<text:span text:style-name="T20">3</text:span>. Actividad <text:span text:style-name="T18">13</text:span></text:p>
      <text:p text:style-name="P3"/>
      <text:h text:style-name="P23" text:outline-level="2">Configuración de la red en Linux. <text:span text:style-name="T21">IPv6 y subredes.</text:span></text:h>
      <text:p text:style-name="Text_20_body"><text:span text:style-name="T7">En una máquina virtual de Ubuntu sin entorno gráfico realiza las acciones que se indican. Los apuntes para configurar la red en Ubuntu los tienes en el siguiente </text:span><text:a xlink:type="simple" xlink:href="https://smr.iesharia.org/wiki/doku.php/rde:ut4:configuracion_red" text:style-name="Internet_20_link" text:visited-style-name="Visited_20_Internet_20_Link"><text:span text:style-name="T7">enlace</text:span></text:a><text:span text:style-name="T7">.</text:span></text:p>
      <text:h text:style-name="P22" text:outline-level="3">Pasos</text:h>
      <text:h text:style-name="P25" text:outline-level="4">Dispositivos detectados por el sistema operativo</text:h>
      <text:p text:style-name="P5">1. Averigua los dispositivos de red que ha detectado tu equipo de dos formas distintas.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11"/>
            <text:p text:style-name="P10"/>
          </table:table-cell>
        </table:table-row>
      </table:table>
      <text:h text:style-name="P26" text:outline-level="4"><text:span text:style-name="Source_20_Text"><text:span text:style-name="T10"/></text:span></text:h>
      <text:h text:style-name="P25" text:outline-level="4">Configuración IPv6</text:h>
      <text:p text:style-name="Text_20_body"><text:span text:style-name="T7">2. Configura de forma</text:span><text:span text:style-name="Strong_20_Emphasis"><text:span text:style-name="T7"> estática temporal</text:span></text:span><text:span text:style-name="T7"> la red en tu equipo con los siguientes parámetros:</text:span></text:p>
      <text:list xml:id="list5608980159776412243" text:style-name="L1">
        <text:list-item>
          <text:p text:style-name="P17"><text:span text:style-name="Strong_20_Emphasis"><text:span text:style-name="T7">Dirección IP</text:span></text:span><text:span text:style-name="T7">:</text:span> <text:span text:style-name="T16">2001:500::</text:span><text:span text:style-name="T17">x</text:span><text:span text:style-name="T16">:0</text:span> <text:span text:style-name="T19">← </text:span><text:span text:style-name="T7"><text:s/>donde x es tu número de equipo</text:span></text:p>
        </text:list-item>
        <text:list-item>
          <text:p text:style-name="P17"><text:span text:style-name="Strong_20_Emphasis"><text:span text:style-name="T7">Máscara de red</text:span></text:span><text:span text:style-name="T7">:</text:span> <text:span text:style-name="T16">64</text:span> bits</text:p>
        </text:list-item>
        <text:list-item>
          <text:p text:style-name="P13"><text:span text:style-name="Strong_20_Emphasis"><text:span text:style-name="T7">Puerta de enlace</text:span></text:span><text:span text:style-name="T7">:</text:span> <text:span text:style-name="T16">2001:500::1</text:span></text:p>
        </text:list-item>
      </text:list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  <text:p text:style-name="P10"/>
          </table:table-cell>
        </table:table-row>
      </table:table>
      <text:p text:style-name="Text_20_body"><text:span text:style-name="Source_20_Text"/></text:p>
      <text:p text:style-name="P5">Ejecuta comandos para comprobar que los parámetros han sido bien configurados (inserta comando y resultados en documento)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  <text:p text:style-name="P10"/>
          </table:table-cell>
        </table:table-row>
      </table:table>
      <text:p text:style-name="Text_20_body"/>
      <text:p text:style-name="P6">Comprueba haciendo ping a un compañero (inserta comando y resultados en documento)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  <text:p text:style-name="P10"/>
          </table:table-cell>
        </table:table-row>
      </table:table>
      <text:p text:style-name="P9"><text:span text:style-name="Source_20_Text"><text:span text:style-name="T10"/></text:span></text:p>
      <text:p text:style-name="Text_20_body"><text:soft-page-break/><text:span text:style-name="T7">3. Configura de forma</text:span><text:span text:style-name="Strong_20_Emphasis"><text:span text:style-name="T7"> estática permanente</text:span></text:span><text:span text:style-name="T7"> la red en tu equipo con los siguientes parámetros:</text:span></text:p>
      <text:list xml:id="list6630142031072436288" text:style-name="L2">
        <text:list-item>
          <text:p text:style-name="P18"><text:span text:style-name="Strong_20_Emphasis"><text:span text:style-name="T7">Dirección IP</text:span></text:span><text:span text:style-name="T7">:</text:span> <text:span text:style-name="T16">2001:A00::</text:span><text:span text:style-name="T14">x</text:span> <text:span text:style-name="T19">← </text:span><text:s/><text:span text:style-name="T7">donde </text:span><text:span text:style-name="T13">x</text:span><text:span text:style-name="T7"> es tu número de equipo</text:span></text:p>
        </text:list-item>
        <text:list-item>
          <text:p text:style-name="P18"><text:span text:style-name="Strong_20_Emphasis"><text:span text:style-name="T7">Máscara de red</text:span></text:span><text:span text:style-name="T7">:</text:span> <text:span text:style-name="T16">64</text:span> bits</text:p>
        </text:list-item>
        <text:list-item>
          <text:p text:style-name="P18"><text:span text:style-name="Strong_20_Emphasis"><text:span text:style-name="T7">Puerta de enlace</text:span></text:span><text:span text:style-name="T7">: </text:span><text:span text:style-name="T16">2001:A00::BB</text:span></text:p>
        </text:list-item>
        <text:list-item>
          <text:p text:style-name="P14"><text:span text:style-name="Strong_20_Emphasis"><text:span text:style-name="T7">Servidores de DNS</text:span></text:span><text:span text:style-name="T7">:</text:span> <text:span text:style-name="T16">2001:4860:4860::8888 2001:4860:4860::8844</text:span></text:p>
        </text:list-item>
      </text:list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6">Ejecuta comandos para comprobar que los parámetros han sido bien configurados (inserta comando y resultados en documento)</text:p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/>
            <text:p text:style-name="P10"/>
          </table:table-cell>
        </table:table-row>
      </table:table>
      <text:p text:style-name="P6">Comprueba haciendo ping a un compañero (inserta comando y resultados en documento).</text:p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10"/>
            <text:p text:style-name="P10"/>
          </table:table-cell>
        </table:table-row>
      </table:table>
      <text:p text:style-name="P16">Averigua a que empresa pertenecen los servidores de DNS que hemos utilizado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2"/>
            <text:p text:style-name="P12"/>
          </table:table-cell>
        </table:table-row>
      </table:table>
      <text:h text:style-name="P24" text:outline-level="4">Subredes</text:h>
      <text:p text:style-name="Text_20_body"><text:span text:style-name="T7">4. Vamos a dividir el aula en varias subredes. A partir de la dirección de red de </text:span><text:span text:style-name="Strong_20_Emphasis"><text:span text:style-name="T7">clase B</text:span></text:span><text:span text:style-name="T7"> </text:span><text:span text:style-name="T17">172.31.0.0/16</text:span> <text:span text:style-name="T7">deberemos obtener </text:span><text:span text:style-name="T9">8</text:span><text:span text:style-name="T7"> subredes.</text:span></text:p>
      <text:p text:style-name="P8"><text:span text:style-name="T7">a ) Averigua la </text:span><text:span text:style-name="Strong_20_Emphasis"><text:span text:style-name="T7">dirección de red</text:span></text:span><text:span text:style-name="T7"> y de </text:span><text:span text:style-name="Strong_20_Emphasis"><text:span text:style-name="T7">difusión</text:span></text:span><text:span text:style-name="T7"> de cada una de las subredes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"/>
            <text:p text:style-name="P10"/>
          </table:table-cell>
        </table:table-row>
      </table:table>
      <text:p text:style-name="P8"><text:span text:style-name="Source_20_Text"><text:span text:style-name="T10"/></text:span></text:p>
      <text:p text:style-name="P8"><text:span text:style-name="T7">b) Averigua la dirección que podríamos asignar al </text:span><text:span text:style-name="Strong_20_Emphasis"><text:span text:style-name="T7">primer</text:span></text:span><text:span text:style-name="T7"> y al </text:span><text:span text:style-name="Strong_20_Emphasis"><text:span text:style-name="T7">último</text:span></text:span><text:span text:style-name="T7"> equipo de cada subred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"/>
            <text:p text:style-name="P10"/>
          </table:table-cell>
        </table:table-row>
      </table:table>
      <text:p text:style-name="P8"><text:span text:style-name="Source_20_Text"><text:span text:style-name="T10"/></text:span></text:p>
      <text:p text:style-name="P7"><text:span text:style-name="T7">c) Vamos a dividir la clase de cuatro en cuatro alumnos de forma que cada grupo de cuatro esté en la misma subred. Esto quiere decir, que si </text:span><text:span text:style-name="Strong_20_Emphasis"><text:span text:style-name="T7">x</text:span></text:span><text:span text:style-name="T7"> es tu número en la clase, los alumnos </text:span><text:span text:style-name="Strong_20_Emphasis"><text:span text:style-name="T7">1, 2,</text:span></text:span><text:span text:style-name="Strong_20_Emphasis"> </text:span><text:span text:style-name="Strong_20_Emphasis"><text:span text:style-name="T7">3, 4</text:span></text:span><text:span text:style-name="T7"> tendrán pertenecerán a la </text:span><text:span text:style-name="Strong_20_Emphasis"><text:span text:style-name="T7">primera</text:span></text:span><text:span text:style-name="T7"> subred. Los alumnos </text:span><text:span text:style-name="Strong_20_Emphasis"><text:span text:style-name="T7">5,6,7 y 8</text:span></text:span><text:span text:style-name="T7"> a la </text:span><text:span text:style-name="Strong_20_Emphasis"><text:span text:style-name="T7">segunda</text:span></text:span><text:span text:style-name="T7"> subred y así sucesivamente.</text:span></text:p>
      <text:p text:style-name="P8"><text:soft-page-break/><text:span text:style-name="T7">Asigna a la máquina virtual de forma </text:span><text:span text:style-name="Strong_20_Emphasis"><text:span text:style-name="T12">estática temporal</text:span></text:span><text:span text:style-name="T7"> la </text:span><text:span text:style-name="Strong_20_Emphasis"><text:span text:style-name="T7">IP</text:span></text:span><text:span text:style-name="T7"> y la </text:span><text:span text:style-name="Strong_20_Emphasis"><text:span text:style-name="T7">máscara</text:span></text:span><text:span text:style-name="T7"> que le corresponde según la subred a la que pertenece. Comprueba que puedes hacer </text:span><text:span text:style-name="Strong_20_Emphasis"><text:span text:style-name="T7">ping</text:span></text:span><text:span text:style-name="T7"> a los compañeros de la misma subred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/>
            <text:p text:style-name="P10"/>
          </table:table-cell>
        </table:table-row>
      </table:table>
      <text:p text:style-name="P2"><text:span text:style-name="Source_20_Text"><text:span text:style-name="T10"/></text:span></text:p>
      <text:p text:style-name="P8"><text:span text:style-name="T7">d) Configura de forma </text:span><text:span text:style-name="Strong_20_Emphasis"><text:span text:style-name="T12">estática permanente</text:span></text:span><text:span text:style-name="T7"> la red con los parámetros </text:span><text:span text:style-name="T11">utilizados</text:span><text:span text:style-name="T7"> en el apartado anterior. Usa como </text:span><text:span text:style-name="Strong_20_Emphasis"><text:span text:style-name="T7">puerta de enlace</text:span></text:span><text:span text:style-name="T7"> la </text:span><text:span text:style-name="Strong_20_Emphasis"><text:span text:style-name="T7">última dirección disponible</text:span></text:span><text:span text:style-name="T7"> de la subred a la que perteneces y como servidor de DNS la dirección IP </text:span><text:span text:style-name="Strong_20_Emphasis"><text:span text:style-name="T7">172.16.0.1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2"><text:span text:style-name="Source_20_Text"><text:span text:style-name="T10"><text:tab/></text:span></text:span><text:span text:style-name="T7">Con la configuración anterior ¿Puedes acceder a Internet?¿Por qué?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/>
            <text:p text:style-name="P10"/>
          </table:table-cell>
        </table:table-row>
      </table:table>
      <text:p text:style-name="P19">¿Puedes hacer ping a un equipo de otra subred?¿Por qué?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0"/>
            <text:p text:style-name="P10"/>
          </table:table-cell>
        </table:table-row>
      </table:table>
      <text:p text:style-name="P8"><text:span text:style-name="Source_20_Text"><text:span text:style-name="T10"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9537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b503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13</text:span><text:span text:style-name="MT1">. </text:span><text:span text:style-name="MT4">Configuración de la red en Linux. </text:span><text:span text:style-name="MT5">IPv6 y subredes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30DD2EB484057582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7-01-18T20:27:52.232970412</dc:date>
    <meta:editing-cycles>31</meta:editing-cycles>
    <meta:editing-duration>PT7H26M52S</meta:editing-duration>
    <meta:generator>LibreOffice/5.1.4.2$Linux_X86_64 LibreOffice_project/10m0$Build-2</meta:generator>
    <meta:document-statistic meta:table-count="14" meta:image-count="1" meta:object-count="0" meta:page-count="3" meta:paragraph-count="32" meta:word-count="442" meta:character-count="2594" meta:non-whitespace-character-count="2186"/>
    <meta:user-defined meta:name="Información 1"/>
    <meta:user-defined meta:name="Información 2"/>
    <meta:user-defined meta:name="Información 3"/>
    <meta:user-defined meta:name="Información 4"/>
  </office:meta>
</office:document-meta>
</file>